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d1a" officeooo:paragraph-rsid="0012dd1a"/>
    </style:style>
    <style:style style:name="P2" style:family="paragraph" style:parent-style-name="Standard">
      <style:text-properties style:font-name="Courier 10 Pitch" officeooo:rsid="0012dd1a" officeooo:paragraph-rsid="0012dd1a"/>
    </style:style>
    <style:style style:name="P3" style:family="paragraph" style:parent-style-name="Standard">
      <style:text-properties style:font-name="Courier 10 Pitch" officeooo:rsid="0013d45b" officeooo:paragraph-rsid="0013d45b"/>
    </style:style>
    <style:style style:name="P4" style:family="paragraph" style:parent-style-name="Standard">
      <style:text-properties style:font-name="Courier 10 Pitch" fo:font-weight="normal" officeooo:rsid="0018b7e7" officeooo:paragraph-rsid="0018b7e7" style:font-weight-asian="normal" style:font-weight-complex="normal"/>
    </style:style>
    <style:style style:name="P5" style:family="paragraph" style:parent-style-name="Standard">
      <style:text-properties style:font-name="Courier 10 Pitch" officeooo:rsid="001ae8b6" officeooo:paragraph-rsid="001ae8b6"/>
    </style:style>
    <style:style style:name="P6" style:family="paragraph" style:parent-style-name="Standard">
      <style:text-properties style:font-name="Courier 10 Pitch" officeooo:rsid="001cb999" officeooo:paragraph-rsid="001cb999"/>
    </style:style>
    <style:style style:name="P7" style:family="paragraph" style:parent-style-name="Standard">
      <style:text-properties fo:font-size="20pt" officeooo:rsid="0012dd1a" officeooo:paragraph-rsid="0012dd1a" style:font-size-asian="20pt" style:font-size-complex="20pt"/>
    </style:style>
    <style:style style:name="P8" style:family="paragraph" style:parent-style-name="Standard">
      <style:text-properties fo:font-size="20pt" officeooo:rsid="001ae8b6" officeooo:paragraph-rsid="001ae8b6" style:font-size-asian="20pt" style:font-size-complex="20pt"/>
    </style:style>
    <style:style style:name="P9" style:family="paragraph" style:parent-style-name="Standard">
      <style:text-properties style:font-name="Courier 10 Pitch" fo:font-weight="normal" officeooo:rsid="0012dd1a" officeooo:paragraph-rsid="0012dd1a" style:font-weight-asian="normal" style:font-weight-complex="normal"/>
    </style:style>
    <style:style style:name="P10" style:family="paragraph" style:parent-style-name="Standard">
      <style:text-properties style:font-name="Courier 10 Pitch" fo:font-weight="normal" officeooo:rsid="0013d45b" officeooo:paragraph-rsid="0013d45b" style:font-weight-asian="normal" style:font-weight-complex="normal"/>
    </style:style>
    <style:style style:name="P11" style:family="paragraph" style:parent-style-name="Standard">
      <style:text-properties style:font-name="Courier 10 Pitch" fo:font-weight="normal" officeooo:rsid="00152102" officeooo:paragraph-rsid="0013d45b" style:font-weight-asian="normal" style:font-weight-complex="normal"/>
    </style:style>
    <style:style style:name="P12" style:family="paragraph" style:parent-style-name="Standard">
      <style:text-properties style:font-name="Courier 10 Pitch" fo:font-weight="bold" officeooo:rsid="00152102" officeooo:paragraph-rsid="0013d45b" style:font-weight-asian="bold" style:font-weight-complex="bold"/>
    </style:style>
    <style:style style:name="P13" style:family="paragraph" style:parent-style-name="Standard">
      <style:text-properties officeooo:rsid="0012dd1a" officeooo:paragraph-rsid="0012dd1a"/>
    </style:style>
    <style:style style:name="P14" style:family="paragraph" style:parent-style-name="Standard">
      <style:text-properties fo:font-size="20pt" officeooo:rsid="001f4d6e" officeooo:paragraph-rsid="001f4d6e" style:font-size-asian="17.5pt" style:font-size-complex="20pt"/>
    </style:style>
    <style:style style:name="P15" style:family="paragraph" style:parent-style-name="Standard">
      <style:text-properties fo:font-size="12pt" officeooo:rsid="001f4d6e" officeooo:paragraph-rsid="001f4d6e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2102" style:font-weight-asian="bold" style:font-weight-complex="bold"/>
    </style:style>
    <style:style style:name="T3" style:family="text">
      <style:text-properties fo:font-weight="bold" officeooo:rsid="00180420" style:font-weight-asian="bold" style:font-weight-complex="bold"/>
    </style:style>
    <style:style style:name="T4" style:family="text">
      <style:text-properties fo:font-weight="bold" officeooo:rsid="0018b7e7" style:font-weight-asian="bold" style:font-weight-complex="bold"/>
    </style:style>
    <style:style style:name="T5" style:family="text">
      <style:text-properties fo:font-weight="bold" officeooo:rsid="001ab7b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2102" style:font-weight-asian="normal" style:font-weight-complex="normal"/>
    </style:style>
    <style:style style:name="T8" style:family="text">
      <style:text-properties fo:font-weight="normal" officeooo:rsid="0018b7e7" style:font-weight-asian="normal" style:font-weight-complex="normal"/>
    </style:style>
    <style:style style:name="T9" style:family="text">
      <style:text-properties fo:font-weight="normal" officeooo:rsid="001ab7be" style:font-weight-asian="normal" style:font-weight-complex="normal"/>
    </style:style>
    <style:style style:name="T10" style:family="text">
      <style:text-properties officeooo:rsid="001cb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atio</text:p>
      <text:p text:style-name="P1"/>
      <text:p text:style-name="P14">Build &amp; Run</text:p>
      <text:p text:style-name="P15"/>
      <text:p text:style-name="P15">1) lataa Rust</text:p>
      <text:p text:style-name="P15">2 a) cargo build</text:p>
      <text:p text:style-name="P15">2 b) rustc src/main.rs </text:p>
      <text:p text:style-name="P1"/>
      <text:p text:style-name="P8">Tokenit</text:p>
      <text:p text:style-name="P1"/>
      <text:p text:style-name="P5">Reserved<text:tab/><text:tab/>::= var | for | end | in | do | read | print</text:p>
      <text:p text:style-name="P5"><text:tab/><text:tab/><text:tab/><text:tab/>| assert | int | string | bool</text:p>
      <text:p text:style-name="P5">Identifier<text:tab/>::= [a-zA-Z][a-zA-Z0-9_]+</text:p>
      <text:p text:style-name="P5">Integer<text:tab/><text:tab/>::= [0-9]+</text:p>
      <text:p text:style-name="P5">String<text:tab/><text:tab/>::= ”.*[^\]”</text:p>
      <text:p text:style-name="P5">Boolean<text:tab/><text:tab/>::= true | false</text:p>
      <text:p text:style-name="P5">Operator<text:tab/><text:tab/>::<text:span text:style-name="T10">= + | - | * | / | &amp; | ! | &lt; | =</text:span></text:p>
      <text:p text:style-name="P5">EndStatement<text:tab/>::= ;</text:p>
      <text:p text:style-name="P5">OpenParen<text:tab/><text:tab/>::= (</text:p>
      <text:p text:style-name="P5">CloseParen<text:tab/>::= )</text:p>
      <text:p text:style-name="P5">Range<text:tab/><text:tab/>::= <text:span text:style-name="T6">..</text:span></text:p>
      <text:p text:style-name="P5">TypeDecl<text:tab/><text:tab/>::= :</text:p>
      <text:p text:style-name="P6">Comment<text:tab/><text:tab/>::= //.*$</text:p>
      <text:p text:style-name="P6">MultiLineComm <text:tab/>::= /*.**/</text:p>
      <text:p text:style-name="P5"/>
      <text:p text:style-name="P1"/>
      <text:p text:style-name="P7">Kielioppi</text:p>
      <text:p text:style-name="P1"/>
      <text:p text:style-name="P2">&lt;prog&gt; <text:tab/><text:tab/>::= <text:tab/>&lt;stmts&gt;</text:p>
      <text:p text:style-name="P2"/>
      <text:p text:style-name="P2">&lt;stmts&gt; <text:tab/><text:tab/>::= <text:tab/>&lt;stmt&gt; <text:span text:style-name="T1">”;”</text:span><text:span text:style-name="T6"> ( &lt;stmt&gt; </text:span><text:span text:style-name="T1">”;”</text:span><text:span text:style-name="T6"> )*</text:span></text:p>
      <text:p text:style-name="P9"/>
      <text:p text:style-name="P2"><text:span text:style-name="T6">&lt;stmt&gt; <text:tab/><text:tab/>::= <text:tab/></text:span><text:span text:style-name="T1">”var”</text:span><text:span text:style-name="T6"> &lt;var_ident&gt; </text:span><text:span text:style-name="T1">”:”</text:span><text:span text:style-name="T6"> &lt;type&gt; [ </text:span><text:span text:style-name="T1">”:=”</text:span><text:span text:style-name="T6"> &lt;expr&gt; ]</text:span></text:p>
      <text:p text:style-name="P2"><text:span text:style-name="T6"><text:tab/><text:tab/> <text:tab/> |<text:tab/>&lt;var_ident&gt; </text:span><text:span text:style-name="T1">”:=”</text:span><text:span text:style-name="T6"> &lt;expr&gt;</text:span></text:p>
      <text:p text:style-name="P2"><text:span text:style-name="T6"><text:tab/> <text:tab/> <text:tab/> |<text:tab/></text:span><text:span text:style-name="T1">”</text:span><text:span text:style-name="T4">for”</text:span><text:span text:style-name="T8"> &lt;var_ident&gt; </text:span><text:span text:style-name="T4">”in”</text:span><text:span text:style-name="T8"> &lt;expr&gt; </text:span><text:span text:style-name="T4">”..”</text:span><text:span text:style-name="T8"> &lt;expr&gt; </text:span><text:span text:style-name="T4">”do”</text:span></text:p>
      <text:p text:style-name="P2"><text:span text:style-name="T8"><text:tab/><text:tab/><text:tab/><text:tab/><text:tab/>&lt;stmts&gt; </text:span><text:span text:style-name="T4">”end” ”for”</text:span></text:p>
      <text:p text:style-name="P2"><text:span text:style-name="T6"><text:tab/><text:tab/> <text:tab/> |<text:tab/></text:span><text:span text:style-name="T1">”</text:span><text:span text:style-name="T4">read”</text:span><text:span text:style-name="T8"> &lt;var_ident&gt;</text:span></text:p>
      <text:p text:style-name="P2"><text:span text:style-name="T6"><text:tab/> <text:s/><text:tab/> <text:tab/> |<text:tab/></text:span><text:span text:style-name="T1">”</text:span><text:span text:style-name="T4">print”</text:span><text:span text:style-name="T8"> &lt;expr&gt;</text:span></text:p>
      <text:p text:style-name="P2"><text:span text:style-name="T6"><text:tab/><text:tab/> <text:tab/> |<text:tab/></text:span><text:span text:style-name="T1">”</text:span><text:span text:style-name="T5">assert”</text:span><text:span text:style-name="T9"> </text:span><text:span text:style-name="T5">”(”</text:span><text:span text:style-name="T9"> &lt;expr&gt;</text:span><text:span text:style-name="T5"> ”)”</text:span></text:p>
      <text:p text:style-name="P9"/>
      <text:p text:style-name="P9">&lt;expr&gt;<text:tab/><text:tab/>::=<text:tab/>&lt;unary_op&gt; &lt;opnd&gt;</text:p>
      <text:p text:style-name="P9"><text:tab/><text:tab/> <text:tab/> |<text:tab/>&lt;opnd&gt; &lt;expr_cont&gt;</text:p>
      <text:p text:style-name="P9"/>
      <text:p text:style-name="P9">&lt;expr_cont&gt;<text:tab/>::=<text:tab/>&lt;op&gt; &lt;opnd&gt;</text:p>
      <text:p text:style-name="P9"><text:tab/><text:tab/> <text:tab/> |<text:tab/>ε</text:p>
      <text:p text:style-name="P9"/>
      <text:p text:style-name="P10">&lt;opnd&gt;<text:tab/><text:tab/>::= <text:tab/>&lt;int&gt;</text:p>
      <text:p text:style-name="P3"><text:span text:style-name="T6"><text:tab/><text:tab/> <text:s/><text:tab/> </text:span><text:span text:style-name="T7">|<text:tab/>&lt;string&gt;</text:span></text:p>
      <text:p text:style-name="P11"><text:tab/><text:tab/> <text:tab/> |<text:tab/>&lt;var_ident&gt;</text:p>
      <text:p text:style-name="P3"><text:soft-page-break/><text:span text:style-name="T7"><text:tab/><text:tab/> <text:s/><text:tab/> |<text:tab/></text:span><text:span text:style-name="T2">”(”</text:span><text:span text:style-name="T7"> &lt;expr&gt; </text:span><text:span text:style-name="T2">”</text:span><text:span text:style-name="T3">)</text:span><text:span text:style-name="T2">”</text:span></text:p>
      <text:p text:style-name="P12"/>
      <text:p text:style-name="P4">&lt;type&gt;<text:tab/><text:tab/>::=<text:tab/><text:span text:style-name="T1">”int”</text:span> | <text:span text:style-name="T1">”string”</text:span> | <text:span text:style-name="T1">”bool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7:55:38.347028659</meta:creation-date>
    <dc:date>2018-04-01T18:21:53.017962457</dc:date>
    <meta:editing-duration>PT22M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170" meta:character-count="950" meta:non-whitespace-character-count="731"/>
  </office:meta>
</office:document-meta>
</file>